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d2635" officeooo:paragraph-rsid="0008e5f9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a7f31" officeooo:paragraph-rsid="0008e5f9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b0e2b" officeooo:paragraph-rsid="0008e5f9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italic" officeooo:rsid="012aec20" officeooo:paragraph-rsid="0008e5f9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8c6bbf" officeooo:paragraph-rsid="0008e5f9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8432ec" officeooo:paragraph-rsid="0008e5f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84ae01" officeooo:paragraph-rsid="0008e5f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843148" officeooo:paragraph-rsid="0008e5f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88519a" officeooo:paragraph-rsid="0008e5f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16c006c" officeooo:paragraph-rsid="0008e5f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892a39" officeooo:paragraph-rsid="0008e5f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8a7f31" officeooo:paragraph-rsid="0008e5f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8b0e2b" officeooo:paragraph-rsid="0008e5f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8c6bbf" officeooo:paragraph-rsid="0008e5f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8d2635" officeooo:paragraph-rsid="0008e5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432ec" officeooo:paragraph-rsid="0008e5f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4ae01" officeooo:paragraph-rsid="0008e5f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60e8e" officeooo:paragraph-rsid="0008e5f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6e46d" officeooo:paragraph-rsid="0008e5f9" style:font-size-asian="12pt" style:font-size-complex="12pt"/>
    </style:style>
    <style:style style:name="P20" style:family="paragraph" style:parent-style-name="Heading_20_2">
      <style:paragraph-properties fo:text-align="center" style:justify-single-word="false"/>
      <style:text-properties fo:font-variant="normal" fo:text-transform="none" fo:color="#252525" style:font-name="Liberation Serif" fo:font-size="12pt" fo:letter-spacing="normal" fo:font-style="normal" fo:font-weight="normal" officeooo:rsid="008432ec" officeooo:paragraph-rsid="0008e5f9" style:font-size-asian="12pt" style:font-size-complex="12pt"/>
    </style:style>
    <style:style style:name="T1" style:family="text">
      <style:text-properties officeooo:rsid="00906fe7"/>
    </style:style>
    <style:style style:name="T2" style:family="text">
      <style:text-properties officeooo:rsid="012aec20"/>
    </style:style>
    <style:style style:name="T3" style:family="text">
      <style:text-properties officeooo:rsid="016a4a8c"/>
    </style:style>
    <style:style style:name="T4" style:family="text">
      <style:text-properties officeooo:rsid="016b20c1"/>
    </style:style>
    <style:style style:name="T5" style:family="text">
      <style:text-properties fo:font-variant="normal" fo:text-transform="none" fo:color="#252525" fo:letter-spacing="normal" fo:font-style="normal" fo:font-weight="normal"/>
    </style:style>
    <style:style style:name="T6" style:family="text">
      <style:text-properties fo:font-variant="normal" fo:text-transform="none" fo:color="#252525" fo:letter-spacing="normal" fo:font-style="normal" fo:font-weight="normal" officeooo:rsid="0084ae01"/>
    </style:style>
    <style:style style:name="T7" style:family="text">
      <style:text-properties fo:font-variant="normal" fo:text-transform="none" fo:color="#252525" fo:letter-spacing="normal" fo:font-style="normal" fo:font-weight="normal" officeooo:rsid="016b20c1"/>
    </style:style>
    <style:style style:name="T8" style:family="text">
      <style:text-properties fo:font-variant="normal" fo:text-transform="none" fo:color="#252525" fo:letter-spacing="normal" fo:font-style="normal" fo:font-weight="normal" officeooo:rsid="016b5040"/>
    </style:style>
    <style:style style:name="T9" style:family="text">
      <style:text-properties fo:font-variant="normal" fo:text-transform="none" fo:color="#252525" fo:letter-spacing="normal" fo:font-style="normal" fo:font-weight="normal" officeooo:rsid="016c006c"/>
    </style:style>
    <style:style style:name="T10" style:family="text">
      <style:text-properties fo:font-variant="normal" fo:text-transform="none" fo:color="#252525" fo:letter-spacing="normal" fo:font-style="normal" fo:font-weight="normal" officeooo:rsid="00860e8e"/>
    </style:style>
    <style:style style:name="T11" style:family="text">
      <style:text-properties fo:font-variant="normal" fo:text-transform="none" fo:color="#252525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252525" fo:letter-spacing="normal" fo:font-style="normal" style:text-underline-style="solid" style:text-underline-width="auto" style:text-underline-color="font-color" fo:font-weight="normal" officeooo:rsid="016b5040"/>
    </style:style>
    <style:style style:name="T13" style:family="text">
      <style:text-properties officeooo:rsid="016b5040"/>
    </style:style>
    <style:style style:name="T14" style:family="text">
      <style:text-properties officeooo:rsid="033f77a0"/>
    </style:style>
    <style:style style:name="T15" style:family="text">
      <style:text-properties officeooo:rsid="016c006c"/>
    </style:style>
    <style:style style:name="T16" style:family="text">
      <style:text-properties officeooo:rsid="0088519a"/>
    </style:style>
    <style:style style:name="T17" style:family="text">
      <style:text-properties officeooo:rsid="00892a39"/>
    </style:style>
    <style:style style:name="T18" style:family="text">
      <style:text-properties officeooo:rsid="016dd36a"/>
    </style:style>
    <style:style style:name="T19" style:family="text">
      <style:text-properties officeooo:rsid="008a7f31"/>
    </style:style>
    <style:style style:name="T20" style:family="text">
      <style:text-properties officeooo:rsid="016e987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8b0e2b"/>
    </style:style>
    <style:style style:name="T23" style:family="text">
      <style:text-properties officeooo:rsid="016ee0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p text:style-name="P6"/>
      <text:p text:style-name="P16"><text:span text:style-name="T3">О</text:span>казывается, <text:span text:style-name="T3">у</text:span> моего отца имел<text:span text:style-name="T3">ись стратегические <text:s/>виды на применение</text:span> <text:s/>мо<text:span text:style-name="T4">их</text:span> <text:span text:style-name="T3">армейских</text:span> <text:span text:style-name="T4">навыков</text:span>.</text:p>
      <text:p text:style-name="P16"><text:span text:style-name="T3">По его</text:span> проект<text:span text:style-name="T3">у,</text:span> к <text:span text:style-name="T2">недавно купленной полу-</text:span>хате <text:span text:style-name="T4">необходимо </text:span>пристроить ещё одну комнату и веранду, а остальную часть облицевать кирпичом. И, раз уж <text:s/>нач<text:span text:style-name="T4">инае</text:span>м, поставить во дворе кирпичный же сарай из двух отсеков — <text:span text:style-name="T4">один для топлива, </text:span>второй жилой, типа, летняя комната.</text:p>
      <text:p text:style-name="P6"><text:span text:style-name="T5">Мне не хотелось объяснять, что </text:span><text:span text:style-name="T6">на службе </text:span><text:span text:style-name="T7">я осв</text:span><text:span text:style-name="T8">ои</text:span><text:span text:style-name="T7">л </text:span><text:span text:style-name="T8">только</text:span><text:span text:style-name="T6"> лом с лопатой, </text:span><text:span text:style-name="T8">а</text:span><text:span text:style-name="T7"> </text:span><text:span text:style-name="T5">«каменщик» в граф</text:span><text:span text:style-name="T8">е</text:span><text:span text:style-name="T5"> <text:s/></text:span><text:span text:style-name="T11">военн</text:span><text:span text:style-name="T12">ая</text:span><text:span text:style-name="T11"> специальност</text:span><text:span text:style-name="T12">ь</text:span><text:span text:style-name="T5"> </text:span><text:span text:style-name="T8">туфта туфтой; вот я и</text:span><text:span text:style-name="T6"> сказал — конечно, нет проблем.</text:span></text:p>
      <text:p text:style-name="P17"/>
      <text:p text:style-name="P17">На кирпичном закупили машину кирпича. </text:p>
      <text:p text:style-name="P17">Завезли песок, цемент и — началась стройка века.</text:p>
      <text:p text:style-name="P17">Вода от хаты оказалась чуть дальше, чем на Нежинской, <text:span text:style-name="T2">к тому же</text:span> до окраин Посёлка водопровод не <text:span text:style-name="T2">проложен</text:span> и воду приходилось доставать из глубокого колодца, крутя коленчатую ручку толстотрубного вала, <text:span text:style-name="T2">чтоб на него</text:span> наматывалась многометровая цепь с жестяным ведром на конце.</text:p>
      <text:p text:style-name="P17">Лето выдалось жарким во всех отношениях — и погодой, и трудовым накалом. </text:p>
      <text:p text:style-name="P17">Задачи, <text:span text:style-name="T13">начертанные</text:span> плана<text:span text:style-name="T13">ми</text:span> отца были исполнены.</text:p>
      <text:p text:style-name="P17">Качество?</text:p>
      <text:p text:style-name="P17">Швы кладки толстоваты; но отвесность проёмов и углов меня и до сих пор не заставляют <text:span text:style-name="T14">по</text:span>краснеть.</text:p>
      <text:p text:style-name="P17"/>
      <text:p text:style-name="P7"><text:span text:style-name="T8">Для постановки</text:span><text:span text:style-name="T5"> на во</text:span><text:span text:style-name="T9">инский </text:span><text:span text:style-name="T5">учёт в военкомате, </text:span><text:span text:style-name="T9">дембель должен приходить в парадке, а затем </text:span><text:span text:style-name="T5">я отослал </text:span><text:span text:style-name="T9">её </text:span><text:span text:style-name="T5"><text:s/>посылкой в в</text:span><text:span text:style-name="T10">ойсковую часть</text:span><text:span text:style-name="T5"> 41769, </text:span><text:span text:style-name="T9">сунув</text:span><text:span text:style-name="T10"> трёхрублёвку во внутренний карман.</text:span></text:p>
      <text:p text:style-name="P18">Дошли ли деньги?</text:p>
      <text:p text:style-name="P18">Мать мне сказала, что в каждое из своих писем она тоже вкладывала по три рубля. </text:p>
      <text:p text:style-name="P18">И хоть бы раз упомянула! Я бы написал не делать так, потому что до меня доходили только письма; спасибо и на том.</text:p>
      <text:p text:style-name="P18">Вскоре и мне пришло письмо из Ставрополя от писаря при штабе одиннадцатого ВСО. </text:p>
      <text:p text:style-name="P18">Он, как и было между нами уловлено, прислал чистый лист бумаги с оттиском печати части.</text:p>
      <text:p text:style-name="P18">Оставалось лишь заполнить страницу характеристикой для поступления в вуз и поставить подпись комбата.</text:p>
      <text:p text:style-name="P18">Текст характеристики составил я, обрисовав себя с самой положительной стороны, как отличника боевой и политической подготовки, активного участника художественной самодеятельности части, надёжного товарища и опытного воина вооружённых сил вообще и военно-строительных войск в частности.</text:p>
      <text:p text:style-name="P18">Не замполиты горшки обжигают.</text:p>
      <text:p text:style-name="P18"/>
      <text:p text:style-name="P18"><text:span text:style-name="T15">П</text:span>ереписать текст на бумагу из штаба <text:span text:style-name="T14">я попросил отца</text:span>, поскольку у его почерка более офицерский вид.</text:p>
      <text:p text:style-name="P18"><text:span text:style-name="T15">Он</text:span> написал мне <text:span text:style-name="T15">мою </text:span>характеристику, <text:span text:style-name="T15">но </text:span>чуть замя<text:span text:style-name="T15">лся</text:span>, когда дошло до подписи:</text:p>
      <text:p text:style-name="P18">- А если поймают?</text:p>
      <text:p text:style-name="P18">Я заверил, что комбат и сам не распознаёт своей подписи по причине хронически прохудившейся памяти.</text:p>
      <text:p text:style-name="P19">Долг платежом красен и, за <text:span text:style-name="T16">доблестный </text:span>труд в то лето, мой отец поставил <text:span text:style-name="T16">вполне</text:span> полковничью подпись рядом с печатью в/ч <text:span text:style-name="T2">41769</text:span>.</text:p>
      <text:p text:style-name="P8"/>
      <text:p text:style-name="P9">Поступать я отправился не в Киев, а, по совету матери, в нежинский пединститут на факультет английского языка.</text:p>
      <text:p text:style-name="P9">До Нежина всего два часа электричкой, а педагогичность заведения <text:s/>меня не слишком <text:soft-page-break/>отпугивала, главное — я смогу читать на английском.</text:p>
      <text:p text:style-name="P9"/>
      <text:p text:style-name="P9">На время вступительных экзаменов мне, как абитуриенту, выделили место в общежитии на главной площади города, <text:span text:style-name="T15">с видом на </text:span><text:s/><text:span text:style-name="T17">белую статую Ленина и </text:span>здани<text:span text:style-name="T15">е</text:span> горкома <text:span text:style-name="T15">с</text:span> райкома партии <text:span text:style-name="T15">у него за спиной.</text:span></text:p>
      <text:p text:style-name="P10">От площади до института одна остановка автобусом, но пешком быстрее.</text:p>
      <text:p text:style-name="P11">Английский факультет располагался на третьем этаже Старого корпуса, построенного ещё во времена декабристов графом Разумовским и уже тогда ставшего учебным заведением, в котором учился Гоголь. За это <text:span text:style-name="T15">заведению навеки</text:span> присвоили имя Н. В. Гоголя.</text:p>
      <text:p text:style-name="P11"/>
      <text:p text:style-name="P11">Мне понравил<text:span text:style-name="T15">а</text:span>сь <text:s/>короткая аллея мощных берёз перед высоким крыльцом Старого корпуса, <text:span text:style-name="T15">и </text:span>большие белые колонны несущие <text:span text:style-name="T15">его </text:span>фронтон, гулкие широкие коридоры <text:span text:style-name="T18">с паркетом</text:span> и высокие аудитории. <text:span text:style-name="T18">Понравился</text:span> и декан факультета <text:span text:style-name="T16">— </text:span>Антонюк.</text:p>
      <text:p text:style-name="P11"><text:span text:style-name="T18">Наверное, за то, что о</text:span>н не стал особо придираться к моим хром<text:span text:style-name="T18">ы</text:span>м познаниям. </text:p>
      <text:p text:style-name="P11"/>
      <text:p text:style-name="P11">Вряд ли <text:span text:style-name="T18">бы </text:span>это сошло<text:span text:style-name="T18"> мне </text:span>с рук, знай он, что деда моего звали Иосифом, а тестя Абрамом.</text:p>
      <text:p text:style-name="P11">Декан Антонюк являл собой тип воинствующего антисемита. </text:p>
      <text:p text:style-name="P11">В расписании занятий всех четырёх курсов <text:span text:style-name="T18">факультета и висевшей рядом с ним </text:span>факультетской стенгазете, <text:s/><text:span text:style-name="T18">Антонюк украдкой, </text:span>тёмными вечерами <text:span text:style-name="T18">пере</text:span>чёркивал яростным карандашом фамилии преподавателей еврейской национальности. </text:p>
      <text:p text:style-name="P11">Типа, юный подпольщик <text:span text:style-name="T19">в борьбе gegen Anzeigen оккупационных властей третьего рейха.</text:span></text:p>
      <text:p text:style-name="P12"><text:span text:style-name="T18">Но</text:span> Александр Близнюк, один из <text:s/>преподавателей-<text:span text:style-name="T18">евреев</text:span>, <text:s/><text:span text:style-name="T18">недремный, как гестапо, </text:span>выследил <text:span text:style-name="T18">Антонюка</text:span> и поймал с поличным, за что тот и лишился должности. </text:p>
      <text:p text:style-name="P12">Однако, это случилось позднее.</text:p>
      <text:p text:style-name="P12"/>
      <text:p text:style-name="P12"><text:span text:style-name="T18">На вступительных экзаменах с</text:span>очинение <text:span text:style-name="T18">по русскому </text:span>я написал на твёрдую четвёрку. </text:p>
      <text:p text:style-name="P12">В сущности, оно являлось недоказуемым плагиатом <text:span text:style-name="T16">—</text:span> излож<text:span text:style-name="T18">ением</text:span> <text:span text:style-name="T18">той памятной </text:span>отповед<text:span text:style-name="T18">и</text:span>, что накатала мне красными чернилами учительница языка и литературы конотопской средней школы номер тринадцать, Зоя Ильинична.</text:p>
      <text:p text:style-name="P12">А на устном экзамене мне <text:span text:style-name="T18">и вовсе </text:span>повезло — попался билет с образом князя Андрея из романа «Война и мир». </text:p>
      <text:p text:style-name="P12">Правда, экзаменатор попытался посадить меня дополнительным вопросом:</text:p>
      <text:p text:style-name="P12">- Расскажите какое-нибудь стихотворение советск<text:span text:style-name="T20">ого</text:span> поэт<text:span text:style-name="T20">а, <text:s/>любого</text:span>.</text:p>
      <text:p text:style-name="P12">Вопрос, <text:span text:style-name="T20">как говорится,</text:span> ниже пояса, но я вовремя вспомнил, что Есенин тоже <text:span text:style-name="T20">какое-то время </text:span>жил при Советской власти и завёлся читать с ресторанным подвывом:</text:p>
      <text:p text:style-name="P2"><text:tab/><text:tab/><text:tab/>Клён ты мой опавший,</text:p>
      <text:p text:style-name="P12"><text:span text:style-name="T21"><text:tab/><text:tab/><text:tab/>Клён заледенелый..</text:span>.</text:p>
      <text:p text:style-name="P12"/>
      <text:p text:style-name="P12">На втором куплете он сдался и я получил проходной балл.</text:p>
      <text:p text:style-name="P12"/>
      <text:p text:style-name="P12">В промежутке между экзаменами я купил пару воздушных шаров для Леночки. </text:p>
      <text:p text:style-name="P12">В торговой сети Конотопа они появлялись редко, <text:span text:style-name="T22">а мне не нравилось, что помимо пары кукол её любимой игрушкой оставался чемодан, который она вытаскивала из спальни на середину кухни и объявляла:</text:span></text:p>
      <text:p text:style-name="P12">- <text:span text:style-name="T22">Плачь, баба! Дед, плачь! Лена на БАМ едет!</text:span></text:p>
      <text:p text:style-name="P12"/>
      <text:p text:style-name="P13">В ту пору в программе теленовостей «Время» каждый вечер и уже который год показывали трудовые успехи на прокладке железнодорожного пути Байкало-Амурской магистрали.</text:p>
      <text:p text:style-name="P3"><text:tab/><text:tab/><text:tab/>Приезжай ко мне на БАМ,</text:p>
      <text:p text:style-name="P13"><text:span text:style-name="T21"><text:tab/><text:tab/><text:tab/>Я тебе на рельсах дам..</text:span>.</text:p>
      <text:p text:style-name="P13"/>
      <text:p text:style-name="P13">Мне <text:span text:style-name="T20">не нравилось, что</text:span> ребёнок растёт <text:span text:style-name="T20">чересчур</text:span> заполитизированным, и <text:span text:style-name="T20">вспоминалось</text:span> как на <text:soft-page-break/>Объекте мы любили играть воздушными шариками.</text:p>
      <text:p text:style-name="P13"/>
      <text:p text:style-name="P13">И вот, валяясь вечером на койке в общежитии, я курил, а дым папиросы уплывал к потолку и, от нечего делать, натолкнул меня на мысль <text:span text:style-name="T20">о </text:span><text:s/>прове<text:span text:style-name="T20">дении</text:span> эксперимент<text:span text:style-name="T20">а</text:span> по физике.</text:p>
      <text:p text:style-name="P14"><text:span text:style-name="T20">С</text:span>воим поведением <text:span text:style-name="T20">этот </text:span>дым <text:span text:style-name="T20">ещё раз </text:span>доказывает, что он легче воздуха, <text:span text:style-name="T20">следовательно,</text:span> наполненный им воздушный шарик должен взлететь. <text:span text:style-name="T2">Остаётся</text:span> только решить техническую проблему — как засунуть в шарик дым?</text:p>
      <text:p text:style-name="P14">На помощь пришёл жизненный опыт.</text:p>
      <text:p text:style-name="P14">У нашаванов есть способ взаимной помощи друг другу для обеспечения скорейшего улёта под кодовым названием «паровозик».</text:p>
      <text:p text:style-name="P14">Один из них берёт косяк горящим концом в рот, соблюдая, разумеется, <text:span text:style-name="T20">меры пред</text:span>осторожност<text:span text:style-name="T20">и</text:span>, чтобы не обжечься, и — дует. </text:p>
      <text:p text:style-name="P14">В результате из мундштука папиросы валит плотный густой дым, который втягивает в себя второй нашаван.</text:p>
      <text:p text:style-name="P14"><text:span text:style-name="T20">Но</text:span> шарик<text:span text:style-name="T20">у</text:span>, конечно <text:span text:style-name="T20">же</text:span>, сгодится и простая папироса. </text:p>
      <text:p text:style-name="P14">Я раскурил её, <text:span text:style-name="T20">вдохнул дым в лёгкие, </text:span>одел шарик на мундштук и вдул <text:span text:style-name="T20">ему</text:span>, что было мочи.</text:p>
      <text:p text:style-name="P14"><text:span text:style-name="T23">Но нужно же было учесть</text:span>, что дым «паровозика» заглатывается потребителем, а воздух из шарика стремиться <text:span text:style-name="T2">покинуть теснину резиновых стенок!</text:span></text:p>
      <text:p text:style-name="P14">Короче, вдутый мною дым <text:span text:style-name="T23">пошёл обратно в мундштук и </text:span>вы<text:span text:style-name="T1">шиб</text:span> табак <text:span text:style-name="T23">тлеющей </text:span>папиросы мне в глотку.</text:p>
      <text:p text:style-name="P14"/>
      <text:p text:style-name="P4">(…«собаке <text:span text:style-name="T23">не хрен</text:span> делать, так она яйца лижет», говаривал мой отец; </text:p>
      <text:p text:style-name="P5"><text:span text:style-name="T2">порою лучше лизать, чем заниматься проблемами воздухоплавания....)</text:span> </text:p>
      <text:p text:style-name="P5"/>
      <text:p text:style-name="P14">Табак я выкашлял, конечно, но огонь папиросы прижёг мне гортань <text:span text:style-name="T23">аж </text:span>где-то позади гландов. </text:p>
      <text:p text:style-name="P14">Вот что случается, когда филологи суются в область физики. </text:p>
      <text:p text:style-name="P15">Во-первых, больно, во-вторых, <text:span text:style-name="T23">отправляйся</text:span> по аптекам <text:span text:style-name="T23">в поисках</text:span> фурацелин<text:span text:style-name="T23">а</text:span> для полоскани<text:span text:style-name="T23">й</text:span>.</text:p>
      <text:p text:style-name="P15"/>
      <text:p text:style-name="P1"><text:span text:style-name="T2">(...н</text:span>о самое обидное, до слёз обидное, что даже этот опыт не пойдёт мне впрок. </text:p>
      <text:p text:style-name="P1">Некоторые придурки не способны учиться даже <text:span text:style-name="T1">и </text:span>на собственном опыте; ведь невозможно же предугадать какие ещё шарики с паровозиками взбредут мне на ум завтра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5:56:54.491520614</meta:creation-date>
    <dc:date>2017-03-02T15:57:00.76588599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0" meta:word-count="1093" meta:character-count="7329" meta:non-whitespace-character-count="6253"/>
    <meta:generator>LibreOffice/4.3.3.2$Linux_x86 LibreOffice_project/430m0$Build-2</meta:generator>
  </office:meta>
</office:document-meta>
</file>